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66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solid" draw:fill-color="#666666" draw:textarea-vertical-align="middle"/>
    </style:style>
    <style:style style:name="gr4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0.3cm" svg:height="1.8cm" svg:x="5.6cm" svg:y="3.3cm">
          <text:p text:style-name="P1"><text:span text:style-name="T1">Tile</text:span></text:p>
        </draw:rect>
        <draw:connector draw:style-name="gr2" draw:text-style-name="P2" draw:layer="layout" svg:x1="10.75cm" svg:y1="5.1cm" svg:x2="9.25cm" svg:y2="6.6cm" draw:start-shape="id1" draw:start-glue-point="2" draw:end-shape="id2" draw:end-glue-point="0" svg:d="M10750 5100v750h-1500v750">
          <text:p/>
        </draw:connector>
        <draw:rect draw:style-name="gr3" draw:text-style-name="P3" xml:id="id2" draw:id="id2" draw:layer="layout" svg:width="6.3cm" svg:height="3.2cm" svg:x="6.1cm" svg:y="6.6cm">
          <text:p text:style-name="P3"><text:span text:style-name="T2">Index (location)</text:span></text:p>
        </draw:rect>
        <draw:rect draw:style-name="gr3" draw:text-style-name="P4" xml:id="id3" draw:id="id3" draw:layer="layout" svg:width="6.4cm" svg:height="3.2cm" svg:x="13.3cm" svg:y="6.6cm">
          <text:p text:style-name="P4"><text:span text:style-name="T3">Owner</text:span></text:p>
        </draw:rect>
        <draw:connector draw:style-name="gr2" draw:text-style-name="P2" draw:layer="layout" svg:x1="10.75cm" svg:y1="5.1cm" svg:x2="16.5cm" svg:y2="6.6cm" draw:start-shape="id1" draw:start-glue-point="2" draw:end-shape="id3" draw:end-glue-point="0" svg:d="M10750 5100v750h5750v750">
          <text:p/>
        </draw:connector>
        <draw:custom-shape draw:style-name="gr4" draw:text-style-name="P1" xml:id="id4" draw:id="id4" draw:layer="layout" svg:width="4.4cm" svg:height="4.4cm" svg:x="14.3cm" svg:y="11.2cm">
          <text:p text:style-name="P1"><text:span text:style-name="T4">GameObject</text:span></text:p>
          <draw:enhanced-geometry svg:viewBox="0 0 21600 21600" draw:glue-points="10800 0 0 10800 10800 21600 21600 10800" draw:text-areas="5400 5400 16200 16200" draw:extrusion="false" draw:extrusion-rotation-angle="10 -240" draw:extrusion-depth="2.5cm 0" draw:type="diamond" draw:enhanced-path="M 10800 0 L 21600 10800 10800 21600 0 10800 10800 0 Z N"/>
        </draw:custom-shape>
        <draw:connector draw:style-name="gr5" draw:text-style-name="P2" draw:layer="layout" draw:type="line" svg:x1="16.5cm" svg:y1="9.8cm" svg:x2="16.5cm" svg:y2="11.2cm" draw:start-shape="id3" draw:start-glue-point="2" draw:end-shape="id4" draw:end-glue-point="4" svg:d="M16500 9800v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4T13:24:26</meta:creation-date>
    <dc:date>2017-05-24T16:34:25</dc:date>
    <meta:editing-duration>PT1H54M5S</meta:editing-duration>
    <meta:editing-cycles>1</meta:editing-cycles>
    <meta:document-statistic meta:object-count="7"/>
    <meta:generator>OpenOffice/4.1.3$Unix OpenOffice.org_project/413m1$Build-9783</meta:generator>
  </office:meta>
</office:document-meta>
</file>